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T18" style:parent-style-name="instrukce" style:family="text">
      <style:text-properties style:use-window-font-color="true"/>
    </style:style>
    <style:style style:name="T19" style:parent-style-name="Standardnípísmoodstavce" style:family="text">
      <style:text-properties fo:font-style="italic" style:font-style-asian="italic"/>
    </style:style>
    <style:style style:name="T20" style:parent-style-name="Standardnípísmoodstavce" style:family="text">
      <style:text-properties fo:font-style="italic" style:font-style-asian="italic"/>
    </style:style>
    <style:style style:name="P21" style:parent-style-name="podpis" style:family="paragraph">
      <style:paragraph-properties fo:margin-top="0.3333in"/>
    </style:style>
    <style:style style:name="P22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32/2025</text:p>
            <text:p text:style-name="Normální">KVOP-26414/2025</text:p>
            <text:p text:style-name="Normální">17. 06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J. G.</text:p>
            <text:p text:style-name="Normální"/>
            <text:p text:style-name="Normální"/>
            <text:p text:style-name="Normální"/>
            <text:p text:style-name="Normální"><text:span text:style-name="T17">ID DS:<text:s/></text:span></text:p>
            <text:p text:style-name="Normální"/>
            <text:p text:style-name="Normální"/>
          </table:table-cell>
        </table:table-row>
      </table:table>
      <text:h text:style-name="Nadpis1" text:outline-level="1">Sdělení<text:s/>o vyřízení žádosti o informace</text:h>
      <text:h text:style-name="Nadpis1" text:outline-level="1">podle zákona č. 106/1999 Sb., o svobodném přístupu k informacím</text:h>
      <text:p text:style-name="Základnítext">Vážený pane G.,</text:p>
      <text:p text:style-name="Základnítext">dne 10<text:span text:style-name="T18">. června 2025</text:span><text:s/>obdržel veřejný ochránce práv Vaši žádost o informace. Žádáte o informaci: </text:p>
      <text:p text:style-name="Základnítext">„1.<text:tab/>Kolik finančních prostředků v Kč Váš úřad v jednotlivých letech 2017, 2018, 2019, 2020, 2021, 2022, 2023 a 2024 uhradil osobám, které se domáhaly nároku podle zákona č. 82/1998 Sb., odpovědnost státu za nezákonné rozhodnutí a nesprávný úřední postup?<text:s/></text:p>
      <text:p text:style-name="Základnítext">2.<text:tab/>Jaké procento z těchto nároků jste uspokojili v předběžném projednání, jaké procento jste uspokojili mimosoudně po zahájení řízení, a kolik až na základě pravomocného rozsudku?</text:p>
      <text:p text:style-name="Základnítext">3.<text:tab/>Kolik finančních prostředků v Kč Vám v letech 2017-2024 osoby, které újmu v rámci výkonu funkce/zaměstnání způsobili,<text:s/>uhradili prostřednictvím regresní úhrady ve smyslu § 18 a násl. zákona č. 82/1998 Sb., odpovědnost státu za nezákonné rozhodnutí a nesprávný úřední postup?“</text:p>
      <text:p text:style-name="Základnítext"><text:span text:style-name="Silné">Dáváme Vám tyto informace</text:span>:</text:p>
      <text:h text:style-name="Nadpis2" text:outline-level="2">K bodu č. 1</text:h>
      <text:p text:style-name="Základnítext">0 finančních prostředků.</text:p>
      <text:h text:style-name="Nadpis2" text:outline-level="2">K bodu č. 2</text:h>
      <text:p text:style-name="Základnítext">0 finančních<text:s/>prostředků.</text:p>
      <text:h text:style-name="Nadpis2" text:outline-level="2">K bodu č. 3</text:h>
      <text:p text:style-name="Základnítext">0 finančních prostředků.</text:p>
      <text:p text:style-name="Základnítext"/>
      <text:p text:style-name="Základnítext">K Vaší žádosti doplňuji následující doprovodnou informaci. Dle § 6 odst. 1 zákona č. 82/1998 Sb., o odpovědnosti za škodu způsobenou při výkonu veřejné moci rozhodnutím nebo<text:s/><text:soft-page-break/>nesprávným úředním postupem a o<text:s/>změně zákona České národní rady č. 358/1992 Sb., o notářích a jejich činnosti (notářský řád), ve znění pozdějších předpisů,<text:s/><text:span text:style-name="T19">ve věcech náhrady škody způsobené rozhodnutím nebo nesprávným úředním postupem a o regresních úhradách jednají jménem státu minister</text:span><text:span text:style-name="T20">stva a jiné ústřední správní úřady</text:span>.<text:s/></text:p>
      <text:p text:style-name="Základnítext">Veřejnému ochránci práv („ochránce“) není nadřízeno žádné odvětvové ministerstvo, současně ochránce nemá postavení ústředního orgánu státní správy.</text:p>
      <text:p text:style-name="Základnítext">Ve věcech náhrady škody proto za ochránce v souladu s ustanovením § 6 odst. 3 citovaného zákona jedná Ministerstvo financí. Ani to však za ochránce doposud nehradilo žádné finanční částky.</text:p>
      <text:p text:style-name="Základnítext">S pozdravem</text:p>
      <text:p text:style-name="P21"/>
      <text:p text:style-name="P22">JUDr. Pavel Pořízek, Ph.D. v. r.</text:p>
      <text:p text:style-name="podpis">vedoucí Kanceláře veřejného ochránce práv</text:p>
      <text:p text:style-name="podpis">(podepsáno elektronicky)</text:p>
      <text:p text:style-name="Příloha"/>
      <text:p text:style-name="Příloha"/>
      <text:p text:style-name="Příloha"/>
      <text:p text:style-name="Příloha"/>
      <text:p text:style-name="Příloha"/>
      <text:p text:style-name="Příloha"/>
      <text:h text:style-name="Nadpis1" text:outline-level="1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LU0X*</text:span></text:p>
        <text:p text:style-name="P12"><text:span text:style-name="T13">KVOPX00FLU0X</text:span>KVOPX00FLU0X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7-25T10:37:00Z</meta:creation-date>
    <dc:date>2025-07-28T06:59:00Z</dc:date>
    <meta:print-date>2016-06-27T07:08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2" meta:paragraph-count="4" meta:word-count="311" meta:character-count="2144" meta:row-count="15" meta:non-whitespace-character-count="1837"/>
  </office:meta>
</office:document-meta>
</file>